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May 21, 2016</text:p>
      <text:p text:style-name="Standard">Most workouts are in Meadville PA where I live.</text:p>
      <text:p text:style-name="Standard">Note: Before each workout, I massage my feet, legs, hips and back</text:p>
      <text:p text:style-name="P1"/>
      <text:p text:style-name="P1">I am going to start training for shorter races. </text:p>
      <text:p text:style-name="P1"/>
      <text:p text:style-name="P2"><text:span text:style-name="T1">Sat 5/21/16: </text:span>2.3 miles</text:p>
      <text:p text:style-name="P1">I jogged 0.3 miles to the hilly cemetery loop and then 2 miles on the loop in 19:46 going faster as I ran. <text:s/>I feel better than I did two days ago. </text:p>
      <text:p text:style-name="P1"/>
      <text:p text:style-name="P1">Sun 5/22/16: <text:span text:style-name="T2">3 miles</text:span> </text:p>
      <text:p text:style-name="P1">I ran 3 miles on the cemetery loop: 9:47+9:19+9:10 = 28:16</text:p>
      <text:p text:style-name="P1"/>
      <text:p text:style-name="P1">Mon 5/23/16: <text:span text:style-name="T2">5.3 miles</text:span></text:p>
      <text:p text:style-name="P3">I ran 1 mile to the college track in 9:13 and then rested 4 minutes.</text:p>
      <text:p text:style-name="P3">I ran 8x220yds with a 220 jog before each. I ran wide so each lap was 440 yds. The average jog time was about 90 seconds.</text:p>
      <text:p text:style-name="P3">Times on the 220's:</text:p>
      <text:p text:style-name="P3">55.1, 53.4, 53.8, 52.1, 50.9, 50.3, 50.0, 47.2 <text:s text:c="2"/>Average = 51.4 seconds</text:p>
      <text:p text:style-name="P3">I felt better as I ran.</text:p>
      <text:p text:style-name="P3">Rested 4 minutes</text:p>
      <text:p text:style-name="P3">I ran the 1.33 mile grassy, hill loop around the athletic fields in 12:29.</text:p>
      <text:p text:style-name="P3">Rested 4 minutes</text:p>
      <text:p text:style-name="P3">I ran 1 mile on the track in 9:52</text:p>
      <text:p text:style-name="P3">This was a good workout. I feel good.</text:p>
      <text:p text:style-name="P3"/>
      <text:p text:style-name="P3">Tues 5/24/16: <text:span text:style-name="T2">4.75 miles</text:span></text:p>
      <text:p text:style-name="P3">I ran 0.75 miles to the athletic fields and 3.25 miles on the grassy hilly loop around the fields. <text:s/>Time 40 minutes. <text:s/>The I walked o.75 miles on the track.</text:p>
      <text:p text:style-name="P3"/>
      <text:p text:style-name="P3">Wed 5/25/16: <text:span text:style-name="T2">5.5 miles</text:span></text:p>
      <text:p text:style-name="P3">I ran 1 mile to the college track in 8:36 and then rested 4 minutes.</text:p>
      <text:p text:style-name="P3">I ran 9x220yds with a 220 jog before each. The average jog time was 93 seconds.</text:p>
      <text:p text:style-name="P3">Times on the 220's:</text:p>
      <text:p text:style-name="P3">53.6, 53.2, 52.5, 49.5, 47.5, 50.1, 48.8, 48.6, 46.0 <text:s/>Average <text:s/>= 49.9 seconds </text:p>
      <text:p text:style-name="P3">I rested about 7 minutes including a 330 jog.</text:p>
      <text:p text:style-name="P3">I ran the 1.33 mile grassy, hill loop around the athletic fields in 11:36.6 or 8:44/mi</text:p>
      <text:p text:style-name="P3">Rested rested about 5 minutes and walked ¾ miles on the track</text:p>
      <text:p text:style-name="P3">I ran faster in this workout than in a similar workout on Monday.</text:p>
      <text:p text:style-name="P4"/>
      <text:p text:style-name="P3">Thur 5/26/16: <text:span text:style-name="T2">5.25 miles</text:span></text:p>
      <text:p text:style-name="P3">I ran 5 miles mainly on the hilly loop around the athletic fields averaging 10:43/mi. I took it easy on the uphills. <text:s/>Then I walked 0.25 miles on the t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6T17:11:28.39</dc:date>
    <dc:creator>James Lombardi</dc:creator>
    <meta:editing-duration>PT32M23S</meta:editing-duration>
    <meta:editing-cycles>5</meta:editing-cycles>
    <meta:document-statistic meta:table-count="0" meta:image-count="0" meta:object-count="0" meta:page-count="1" meta:paragraph-count="32" meta:word-count="362" meta:character-count="1832"/>
  </office:meta>
</office:document-meta>
</file>